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14pt" fo:font-weight="bold" officeooo:rsid="000548b9" officeooo:paragraph-rsid="000548b9"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2pt" fo:font-weight="normal" officeooo:rsid="00056621" officeooo:paragraph-rsid="00056621"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5d856" officeooo:paragraph-rsid="0005d856"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72be3" officeooo:paragraph-rsid="00072be3"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7c471" officeooo:paragraph-rsid="0007c471"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815db" officeooo:paragraph-rsid="000815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2694" officeooo:paragraph-rsid="0009269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a4202" officeooo:paragraph-rsid="000a4202"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0debf9" officeooo:paragraph-rsid="000debf9"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2965c" officeooo:paragraph-rsid="0012965c"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84684" officeooo:paragraph-rsid="00184684"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b18f8" officeooo:paragraph-rsid="001b18f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01dd937" officeooo:paragraph-rsid="001dd937"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1e1a5e" officeooo:paragraph-rsid="001e1a5e" style:font-size-asian="10.5pt" style:font-weight-asian="normal" style:font-size-complex="12pt" style:font-weight-complex="normal"/>
    </style:style>
    <style:style style:name="T1" style:family="text">
      <style:text-properties officeooo:rsid="0007c471"/>
    </style:style>
    <style:style style:name="T2" style:family="text">
      <style:text-properties officeooo:rsid="0008e0ba"/>
    </style:style>
    <style:style style:name="T3" style:family="text">
      <style:text-properties officeooo:rsid="0009a5bf"/>
    </style:style>
    <style:style style:name="T4" style:family="text">
      <style:text-properties officeooo:rsid="000ae27c"/>
    </style:style>
    <style:style style:name="T5" style:family="text">
      <style:text-properties officeooo:rsid="000b8321"/>
    </style:style>
    <style:style style:name="T6" style:family="text">
      <style:text-properties officeooo:rsid="000c808f"/>
    </style:style>
    <style:style style:name="T7" style:family="text">
      <style:text-properties officeooo:rsid="000d29ce"/>
    </style:style>
    <style:style style:name="T8" style:family="text">
      <style:text-properties officeooo:rsid="001fed5b"/>
    </style:style>
    <style:style style:name="T9" style:family="text">
      <style:text-properties officeooo:rsid="0020d55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SECURITY AND PRIVACY IN DEEP LEARNING</text:p>
      <text:p text:style-name="P2">GORKA ABAD – IKERLAN</text:p>
      <text:p text:style-name="P2"/>
      <text:p text:style-name="P3">Modificar una señal STOP para que un coche no la reconozca.</text:p>
      <text:p text:style-name="P3">AI for Security (antivirus) vs Security for AI (proteger los modelos de IA).</text:p>
      <text:p text:style-name="P3"/>
      <text:p text:style-name="P4">Machine leargning:</text:p>
      <text:p text:style-name="P4">- Supervised: classification,regression</text:p>
      <text:p text:style-name="P4">- Unsupervised: clustering</text:p>
      <text:p text:style-name="P4">- Reinforcement</text:p>
      <text:p text:style-name="P4"/>
      <text:p text:style-name="P5">Convertir una imagen a matriz, matriz con los valores RGB de cada píxel.</text:p>
      <text:p text:style-name="P5"/>
      <text:p text:style-name="P5">Entrenar una red neuronal: <text:span text:style-name="T1">encontrar el set óptimo de parámetros.</text:span></text:p>
      <text:p text:style-name="P6">Training set (para entrenar) vs Test set (para comprobar si realmente lo hace bien)</text:p>
      <text:p text:style-name="P6">Capas:</text:p>
      <text:p text:style-name="P6">- Input</text:p>
      <text:p text:style-name="P6">- Hidden</text:p>
      <text:p text:style-name="P6">- Output</text:p>
      <text:p text:style-name="P6"/>
      <text:p text:style-name="P6">Elementos:</text:p>
      <text:p text:style-name="P6">- Neuronas (tienen parámetros o pesos)</text:p>
      <text:p text:style-name="P6">- Funciones de activación</text:p>
      <text:p text:style-name="P6">- Output</text:p>
      <text:p text:style-name="P6"/>
      <text:p text:style-name="P6">Objetivo: encontrar el mínimo de una función. En el test set, el mínimo error. <text:span text:style-name="T2">Minimizar el error. Descenso del gradiente.</text:span></text:p>
      <text:p text:style-name="P7">El gradiente nos dice hacia dónde tenemos que ir para que el error sea menor. <text:span text:style-name="T2">El gradiente dice hacia dónde se minimiza el error.</text:span></text:p>
      <text:p text:style-name="P7"/>
      <text:p text:style-name="P7"/>
      <text:p text:style-name="P8">PRIVACY: <text:span text:style-name="T3">que tus datos solo los veas tú y quien tú quieras.</text:span></text:p>
      <text:p text:style-name="P8">Tipos de ataque:</text:p>
      <text:p text:style-name="P8">- Model stealing (obtener los pesos óptimos)</text:p>
      <text:p text:style-name="P8">- Model inversion (imágenes)</text:p>
      <text:p text:style-name="P8">- Membership inference</text:p>
      <text:p text:style-name="P8"/>
      <text:p text:style-name="P8">Defensas:</text:p>
      <text:p text:style-name="P8">- Adding noise (differential privacy)</text:p>
      <text:p text:style-name="P8">- Encryption</text:p>
      <text:p text:style-name="P8">- Output filtering</text:p>
      <text:p text:style-name="P8"/>
      <text:p text:style-name="P8">CRIPTOLOGÍA OMIMÓRFICA?: trabajar con los datos sin desencriptarlos.</text:p>
      <text:p text:style-name="P8"/>
      <text:p text:style-name="P8"/>
      <text:p text:style-name="P8"/>
      <text:p text:style-name="P8"/>
      <text:p text:style-name="P8"/>
      <text:p text:style-name="P8"/>
      <text:p text:style-name="P8"/>
      <text:p text:style-name="P8"><text:soft-page-break/></text:p>
      <text:p text:style-name="P8"/>
      <text:p text:style-name="P8">SEGURIDAD: <text:span text:style-name="T3">que nadie modifique los datos.</text:span></text:p>
      <text:p text:style-name="P9">Tipos de ataque: mismos objetivos, diferente procedimiento</text:p>
      <text:p text:style-name="P9">- Adversarial examples: tener un modelo entrenado y desplegado, y se le pasa una imagen modificada (no visible para el ser humano) pero que el modelo lo lee diferente. Perturbación: lo que se añade a la imagen para que no se altere para el ser humano pero sí para el modelo. También para evadir sistemas de reconocimiento facial.</text:p>
      <text:p text:style-name="P9"/>
      <text:p text:style-name="P9"><text:tab/>Knowledge:</text:p>
      <text:p text:style-name="P9">- White-box: acceso a la información. Ataque white-box: estoy viendo el ataque, el interior.</text:p>
      <text:p text:style-name="P9">- Black-box: tengo una caja negra de la que obtengo outputs a partir de inputs.</text:p>
      <text:p text:style-name="P9"/>
      <text:p text:style-name="P9"><text:tab/>Goals:</text:p>
      <text:p text:style-name="P9">- Misclassification</text:p>
      <text:p text:style-name="P9">- Fast Gradient Sign Method (FGSM): <text:span text:style-name="T4">step size (pequeño para no modificar para el ojo humano, é</text:span><text:span text:style-name="T7">psilon</text:span><text:span text:style-name="T4">). Si se maximiza el gradiente se va hacia donde hay más fallo, nos interesa para engañar a la IA. </text:span><text:span text:style-name="T5">Perturbación mínima </text:span><text:span text:style-name="T6">para superar la barrera en la que engañamos al modelo.</text:span></text:p>
      <text:p text:style-name="P9"/>
      <text:p text:style-name="P9">- Backdoor attacks: acceso al entrenamiento y modificación. El ataque es más poderoso y funciona mejor</text:p>
      <text:p text:style-name="P9"/>
      <text:p text:style-name="P9"/>
      <text:p text:style-name="P10">CONCLUSIONES:</text:p>
      <text:p text:style-name="P10"><text:a xlink:type="simple" xlink:href="https://colab.research.google.com/github/tensorflow/docs/blob/master/site/en/tutorials/generative/adversarial_fgsm.ipynb?hl=es-419" text:style-name="Internet_20_link" text:visited-style-name="Visited_20_Internet_20_Link">https://colab.research.google.com/github/tensorflow/docs/blob/master/site/en/tutorials/generative/adversarial_fgsm.ipynb?hl=es-419</text:a></text:p>
      <text:p text:style-name="P10"/>
      <text:p text:style-name="P11">Gorka Abad</text:p>
      <text:p text:style-name="P11"><text:a xlink:type="simple" xlink:href="mailto:gabad@ikerlan.es" text:style-name="Internet_20_link" text:visited-style-name="Visited_20_Internet_20_Link">gabad@ikerlan.es</text:a></text:p>
      <text:p text:style-name="P11">gorkaabad.github.io</text:p>
      <text:p text:style-name="P12"/>
      <text:p text:style-name="P12">Responsible AI: para limitar la información que da.</text:p>
      <text:p text:style-name="P13">A chatGPT se le mete una cadena de texto muy larga (poemapoemapoemapoe…) y te responde algo muy largo y depués una ñínea de cómo estar programado/entrenado el modelo. Son cadenas con las que el modelo se salta las restricciones. Si le preguntas por una bomba te dice que no puede decírtelo, pero con esas cadenas te da información sensible.</text:p>
      <text:p text:style-name="P13">Inyección ??: que en la imagen había una instrucción y en lugar de describir la imagen, ejecutaba la instrucción.</text:p>
      <text:p text:style-name="P13"/>
      <text:p text:style-name="P13"/>
      <text:p text:style-name="P13"/>
      <text:p text:style-name="P14">La IA es muy antigua: </text:p>
      <text:p text:style-name="P14">- Simbólica: se investigó y se llegó al límite. <text:span text:style-name="T8">Se puede explicar el proceso.</text:span></text:p>
      <text:p text:style-name="P14">- Estadística: Deep Learning, modelos probabilísticos, los actuales. <text:span text:style-name="T8">No se puede explicar el proceso.</text:span></text:p>
      <text:p text:style-name="P15">Lo ideal sería combinar las dos maneras </text:p>
      <text:p text:style-name="P15">RAG (Retrieval Aumented Generation), acoplar los resultados estadísticos del modelo de chatGPT a los simbólicos, ¿podría mejorar la seguridad? <text:span text:style-name="T9">Incluir taxonomías al procesado de imágenes, si un panda es siempre negro y blanco (taxonomía), más difícil que cometa fallos y que deduzca que es un mon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4T13:01:44.648141092</meta:creation-date>
    <meta:generator>LibreOffice/7.3.7.2$Linux_X86_64 LibreOffice_project/30$Build-2</meta:generator>
    <dc:date>2023-12-04T13:57:50.036703293</dc:date>
    <meta:editing-duration>PT54M36S</meta:editing-duration>
    <meta:editing-cycles>23</meta:editing-cycles>
    <meta:document-statistic meta:table-count="0" meta:image-count="0" meta:object-count="0" meta:page-count="2" meta:paragraph-count="55" meta:word-count="539" meta:character-count="3426" meta:non-whitespace-character-count="2937"/>
  </office:meta>
</office:document-meta>
</file>